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citas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citas Pojtinger</meta:initial-creator>
    <dc:creator>Felicitas Pojtinger</dc:creator>
    <meta:creation-date>2023-02-05T00:02:46Z</meta:creation-date>
    <dc:date>2023-02-05T00:02:46Z</dc:date>
    <meta:user-defined meta:name="date" meta:value-type="string">2022-01-06</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